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0b4fa" officeooo:paragraph-rsid="0010b4fa"/>
    </style:style>
    <style:style style:name="P2" style:family="paragraph" style:parent-style-name="Text_20_body">
      <style:text-properties officeooo:rsid="00140ec8" officeooo:paragraph-rsid="00140ec8"/>
    </style:style>
    <style:style style:name="P3" style:family="paragraph" style:parent-style-name="Title">
      <style:text-properties officeooo:rsid="0010b4fa" officeooo:paragraph-rsid="0010b4fa"/>
    </style:style>
    <style:style style:name="P4" style:family="paragraph" style:parent-style-name="Heading_20_3">
      <style:paragraph-properties fo:text-align="center" style:justify-single-word="false"/>
    </style:style>
    <style:style style:name="T1" style:family="text">
      <style:text-properties officeooo:rsid="00116d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aMap</text:p>
      <text:h text:style-name="P4" text:outline-level="3">Developed by Dalton Nickerson, Dipesh Dave &amp; Jacob Stern</text:h>
      <text:p text:style-name="P1"/>
      <text:p text:style-name="P1">InstaMap is a simple web application developed using both the Google Maps API and the Instagram API. The application features <text:span text:style-name="T1">a map (powered by Google Maps) spanning across the entire web page which will display recently posted Instagram photos near the user's location. As the user moves around the map, more images will be loaded onto the map with a cap of 200 images at any one time so as not to overburden the user's browser.</text:span></text:p>
      <text:p text:style-name="P2">To use the map, simply allow the app to take your input location and pan the map around by dragging the mouse across the m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0T21:50:09.062802967</meta:creation-date>
    <dc:date>2016-03-20T23:52:13.115857472</dc:date>
    <meta:editing-duration>PT1H53M55S</meta:editing-duration>
    <meta:editing-cycles>4</meta:editing-cycles>
    <meta:generator>LibreOffice/4.2.8.2$Linux_X86_64 LibreOffice_project/420m0$Build-2</meta:generator>
    <meta:document-statistic meta:table-count="0" meta:image-count="0" meta:object-count="0" meta:page-count="1" meta:paragraph-count="4" meta:word-count="111" meta:character-count="618" meta:non-whitespace-character-count="511"/>
  </office:meta>
</office:document-meta>
</file>